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usr/bin/env python3</text:p>
      <text:p text:style-name="Standard"/>
      <text:p text:style-name="Standard">import os</text:p>
      <text:p text:style-name="Standard">import argparse</text:p>
      <text:p text:style-name="Standard">import threading</text:p>
      <text:p text:style-name="Standard">import numpy as np</text:p>
      <text:p text:style-name="Standard">from inputs import UnpluggedError, get_gamepad</text:p>
      <text:p text:style-name="Standard">from cereal import messaging</text:p>
      <text:p text:style-name="Standard">from openpilot.common.params import Params</text:p>
      <text:p text:style-name="Standard">from openpilot.common.realtime import Ratekeeper</text:p>
      <text:p text:style-name="Standard">from openpilot.system.hardware import HARDWARE</text:p>
      <text:p text:style-name="Standard">from openpilot.tools.lib.kbhit import KBHit</text:p>
      <text:p text:style-name="Standard">from panda import Panda <text:s/># Import Panda</text:p>
      <text:p text:style-name="Standard">import time</text:p>
      <text:p text:style-name="Standard"/>
      <text:p text:style-name="Standard">EXPO = 0.4</text:p>
      <text:p text:style-name="Standard"/>
      <text:p text:style-name="Standard">#**Longitudinal control parameters**</text:p>
      <text:p text:style-name="Standard">DESIRED_DISTANCE = 10 <text:s/># meters - Following distance</text:p>
      <text:p text:style-name="Standard">MAX_SPEED = 30 # m/s (approximately 67 mph)</text:p>
      <text:p text:style-name="Standard"/>
      <text:p text:style-name="Standard">class Keyboard:</text:p>
      <text:p text:style-name="Standard"><text:s text:c="4"/>def __init__(self):</text:p>
      <text:p text:style-name="Standard"><text:s text:c="8"/>self.kb = KBHit()</text:p>
      <text:p text:style-name="Standard"><text:s text:c="8"/>self.axis_increment = 0.05 <text:s/># 5% of full actuation each key press</text:p>
      <text:p text:style-name="Standard"><text:s text:c="8"/>self.axes_map = {'w': 'gb', 's': 'gb',</text:p>
      <text:p text:style-name="Standard"><text:s text:c="25"/>'a': 'steer', 'd': 'steer'}</text:p>
      <text:p text:style-name="Standard"><text:s text:c="8"/>self.axes_values = {'gb': 0., 'steer': 0.}</text:p>
      <text:p text:style-name="Standard"><text:s text:c="8"/>self.axes_order = ['gb', 'steer']</text:p>
      <text:p text:style-name="Standard"><text:s text:c="8"/>self.cancel = False</text:p>
      <text:p text:style-name="Standard"/>
      <text:p text:style-name="Standard"><text:s text:c="4"/>def update(self):</text:p>
      <text:p text:style-name="Standard"><text:s text:c="8"/>key = self.kb.getch().lower()</text:p>
      <text:p text:style-name="Standard"><text:s text:c="8"/>self.cancel = False</text:p>
      <text:p text:style-name="Standard"><text:s text:c="8"/>if key == 'r':</text:p>
      <text:p text:style-name="Standard"><text:s text:c="12"/>self.axes_values = {ax: 0. for ax in self.axes_values}</text:p>
      <text:p text:style-name="Standard"><text:s text:c="8"/>elif key == 'c':</text:p>
      <text:p text:style-name="Standard"><text:s text:c="12"/>self.cancel = True</text:p>
      <text:p text:style-name="Standard"><text:s text:c="8"/>elif key in self.axes_map:</text:p>
      <text:p text:style-name="Standard"><text:s text:c="12"/>axis = self.axes_map[key]</text:p>
      <text:p text:style-name="Standard"><text:s text:c="12"/>incr = self.axis_increment if key in ['w', 'a'] else -self.axis_increment</text:p>
      <text:p text:style-name="Standard"><text:s text:c="12"/>self.axes_values[axis] = float(np.clip(self.axes_values[axis] + incr, -1, 1))</text:p>
      <text:p text:style-name="Standard"><text:s text:c="8"/>else:</text:p>
      <text:p text:style-name="Standard"><text:s text:c="12"/>return False</text:p>
      <text:p text:style-name="Standard"><text:s text:c="8"/>return True</text:p>
      <text:p text:style-name="Standard"/>
      <text:p text:style-name="Standard">class Joystick:</text:p>
      <text:p text:style-name="Standard"><text:s text:c="4"/>def __init__(self):</text:p>
      <text:p text:style-name="Standard"><text:s text:c="8"/># This class supports a PlayStation 5 DualSense controller on the comma 3X</text:p>
      <text:p text:style-name="Standard"><text:soft-page-break/><text:s text:c="8"/># TODO: find a way to get this from API or detect gamepad/PC, perhaps "inputs" doesn't support it</text:p>
      <text:p text:style-name="Standard"><text:s text:c="8"/>self.cancel_button = 'BTN_NORTH' <text:s/># BTN_NORTH=X/triangle</text:p>
      <text:p text:style-name="Standard"><text:s text:c="8"/>if HARDWARE.get_device_type() == 'pc':</text:p>
      <text:p text:style-name="Standard"><text:s text:c="12"/>accel_axis = 'ABS_Z'</text:p>
      <text:p text:style-name="Standard"><text:s text:c="12"/>steer_axis = 'ABS_RX'</text:p>
      <text:p text:style-name="Standard"><text:s text:c="12"/># TODO: once the longcontrol API is finalized, we can replace this with outputting gas/brake and steering</text:p>
      <text:p text:style-name="Standard"><text:s text:c="12"/>self.flip_map = {'ABS_RZ': accel_axis}</text:p>
      <text:p text:style-name="Standard"><text:s text:c="8"/>else:</text:p>
      <text:p text:style-name="Standard"><text:s text:c="12"/>accel_axis = 'ABS_RX'</text:p>
      <text:p text:style-name="Standard"><text:s text:c="12"/>steer_axis = 'ABS_Z'</text:p>
      <text:p text:style-name="Standard"><text:s text:c="12"/>self.flip_map = {'ABS_RY': accel_axis}</text:p>
      <text:p text:style-name="Standard"/>
      <text:p text:style-name="Standard"><text:s text:c="8"/>self.min_axis_value = {accel_axis: 0., steer_axis: 0.}</text:p>
      <text:p text:style-name="Standard"><text:s text:c="8"/>self.max_axis_value = {accel_axis: 255., steer_axis: 255.}</text:p>
      <text:p text:style-name="Standard"><text:s text:c="8"/>self.axes_values = {accel_axis: 0., steer_axis: 0.}</text:p>
      <text:p text:style-name="Standard"><text:s text:c="8"/>self.axes_order = [accel_axis, steer_axis]</text:p>
      <text:p text:style-name="Standard"><text:s text:c="8"/>self.cancel = False</text:p>
      <text:p text:style-name="Standard"><text:s text:c="8"/>self.last_speed = 0. # Initial speed</text:p>
      <text:p text:style-name="Standard"/>
      <text:p text:style-name="Standard"><text:s text:c="4"/>def update(self):</text:p>
      <text:p text:style-name="Standard"><text:s text:c="8"/>try:</text:p>
      <text:p text:style-name="Standard"><text:s text:c="12"/>joystick_event = get_gamepad()[0]</text:p>
      <text:p text:style-name="Standard"><text:s text:c="8"/>except (OSError, UnpluggedError):</text:p>
      <text:p text:style-name="Standard"><text:s text:c="12"/>self.axes_values = {ax: 0. for ax in self.axes_values}</text:p>
      <text:p text:style-name="Standard"><text:s text:c="12"/>return False</text:p>
      <text:p text:style-name="Standard"/>
      <text:p text:style-name="Standard"><text:s text:c="8"/>event = (joystick_event.code, joystick_event.state)</text:p>
      <text:p text:style-name="Standard"/>
      <text:p text:style-name="Standard"><text:s text:c="8"/># flip left trigger to negative accel</text:p>
      <text:p text:style-name="Standard"><text:s text:c="8"/>if event[0] in self.flip_map:</text:p>
      <text:p text:style-name="Standard"><text:s text:c="12"/>event = (self.flip_map[event[0]], -event[1])</text:p>
      <text:p text:style-name="Standard"/>
      <text:p text:style-name="Standard"><text:s text:c="8"/>if event[0] == self.cancel_button:</text:p>
      <text:p text:style-name="Standard"><text:s text:c="12"/>if event[1] == 1:</text:p>
      <text:p text:style-name="Standard"><text:s text:c="16"/>self.cancel = True</text:p>
      <text:p text:style-name="Standard"><text:s text:c="12"/>elif event[1] == 0: <text:s/># state 0 is falling edge</text:p>
      <text:p text:style-name="Standard"><text:s text:c="16"/>self.cancel = False</text:p>
      <text:p text:style-name="Standard"><text:s text:c="8"/>elif event[0] in self.axes_values:</text:p>
      <text:p text:style-name="Standard"><text:s text:c="12"/>self.max_axis_value[event[0]] = max(event[1], self.max_axis_value[event[0]])</text:p>
      <text:p text:style-name="Standard"><text:s text:c="12"/>self.min_axis_value[event[0]] = min(event[1], self.min_axis_value[event[0]])</text:p>
      <text:p text:style-name="Standard"/>
      <text:p text:style-name="Standard"><text:s text:c="12"/>norm = -float(np.interp(event[1], [self.min_axis_value[event[0]], self.max_axis_value[event[0]]], [-1., 1.]))</text:p>
      <text:p text:style-name="Standard"><text:s text:c="12"/>norm = norm if abs(norm) &gt; 0.03 else 0. <text:s/># center can be noisy, deadzone of 3%</text:p>
      <text:p text:style-name="Standard"><text:s text:c="12"/>self.axes_values[event[0]] = EXPO * norm ** 3 + (1 - EXPO) * norm <text:s/># less action near center for fine control</text:p>
      <text:p text:style-name="Standard"><text:s text:c="8"/>else:</text:p>
      <text:p text:style-name="Standard"><text:soft-page-break/><text:s text:c="12"/>return False</text:p>
      <text:p text:style-name="Standard"/>
      <text:p text:style-name="Standard"><text:s text:c="8"/>return True</text:p>
      <text:p text:style-name="Standard"/>
      <text:p text:style-name="Standard"><text:s text:c="4"/>def get_speed_command(self, current_speed, acceleration):</text:p>
      <text:p text:style-name="Standard"><text:s text:c="8"/>"""</text:p>
      <text:p text:style-name="Standard"><text:s text:c="8"/>A basic PI controller for speed control. <text:s/>This is a VERY simplified</text:p>
      <text:p text:style-name="Standard"><text:s text:c="8"/>version and would need significant tuning for a real vehicle.</text:p>
      <text:p text:style-name="Standard"><text:s text:c="8"/>"""</text:p>
      <text:p text:style-name="Standard"><text:s text:c="8"/>error = acceleration # desired speed - current_speed <text:s/>Removed desired speed since it's controlled now by acceleration</text:p>
      <text:p text:style-name="Standard"/>
      <text:p text:style-name="Standard"><text:s text:c="8"/>kp = 0.5 <text:s/># Proportional gain (tune this)</text:p>
      <text:p text:style-name="Standard"><text:s text:c="8"/>ki = 0.1 <text:s/># Integral gain (tune this)</text:p>
      <text:p text:style-name="Standard"/>
      <text:p text:style-name="Standard"><text:s text:c="8"/># Integral term (accumulate error over time)</text:p>
      <text:p text:style-name="Standard"><text:s text:c="8"/>self.integral = getattr(self, 'integral', 0) + error * 0.01 <text:s/># Assuming 100Hz update rate</text:p>
      <text:p text:style-name="Standard"/>
      <text:p text:style-name="Standard"><text:s text:c="8"/># Clamp integral term to avoid windup (tune these limits)</text:p>
      <text:p text:style-name="Standard"><text:s text:c="8"/>self.integral = np.clip(self.integral, -1.0, 1.0)</text:p>
      <text:p text:style-name="Standard"/>
      <text:p text:style-name="Standard"><text:s text:c="8"/># PI control law</text:p>
      <text:p text:style-name="Standard"><text:s text:c="8"/>command = kp * error + ki * self.integral</text:p>
      <text:p text:style-name="Standard"/>
      <text:p text:style-name="Standard"><text:s text:c="8"/># Limit the command</text:p>
      <text:p text:style-name="Standard"><text:s text:c="8"/>command = np.clip(command, -1.0, 1.0)</text:p>
      <text:p text:style-name="Standard"/>
      <text:p text:style-name="Standard"><text:s text:c="8"/>return command</text:p>
      <text:p text:style-name="Standard"/>
      <text:p text:style-name="Standard"/>
      <text:p text:style-name="Standard">def send_thread(joystick):</text:p>
      <text:p text:style-name="Standard"><text:s text:c="4"/>panda = Panda()</text:p>
      <text:p text:style-name="Standard"><text:s text:c="4"/>if panda.connected:</text:p>
      <text:p text:style-name="Standard"><text:s text:c="7"/>print ("Panda is connected")</text:p>
      <text:p text:style-name="Standard"><text:s text:c="4"/>else:</text:p>
      <text:p text:style-name="Standard"><text:s text:c="7"/>print ("Panda is not connected, exiting")</text:p>
      <text:p text:style-name="Standard"><text:s text:c="7"/>return #Exit</text:p>
      <text:p text:style-name="Standard"/>
      <text:p text:style-name="Standard"><text:s text:c="4"/>time.sleep(2)</text:p>
      <text:p text:style-name="Standard"><text:s text:c="4"/>pm = messaging.PubMaster(['testJoystick'])</text:p>
      <text:p text:style-name="Standard"><text:s text:c="4"/>rk = Ratekeeper(100, print_delay_threshold=None)</text:p>
      <text:p text:style-name="Standard"/>
      <text:p text:style-name="Standard"><text:s text:c="4"/># Initialize SubMaster for getting carState data (speed)</text:p>
      <text:p text:style-name="Standard"><text:s text:c="4"/>sm = messaging.SubMaster(['carState'])</text:p>
      <text:p text:style-name="Standard"/>
      <text:p text:style-name="Standard"><text:s text:c="4"/>while True:</text:p>
      <text:p text:style-name="Standard"><text:s text:c="8"/># Sample carState to get current speed</text:p>
      <text:p text:style-name="Standard"><text:s text:c="8"/>sm.update(1000/100) #timeout 10ms</text:p>
      <text:p text:style-name="Standard"/>
      <text:p text:style-name="Standard"><text:soft-page-break/><text:s text:c="8"/># Get current speed from carState</text:p>
      <text:p text:style-name="Standard"><text:s text:c="8"/>speed = sm['carState'].vEgo</text:p>
      <text:p text:style-name="Standard"/>
      <text:p text:style-name="Standard"><text:s text:c="8"/># Get acceleration command from joystick</text:p>
      <text:p text:style-name="Standard"><text:s text:c="8"/>acceleration = joystick.axes_values.get(joystick.axes_order[0], 0) <text:s/># Use acceleration axis</text:p>
      <text:p text:style-name="Standard"/>
      <text:p text:style-name="Standard"><text:s text:c="8"/># Calculate longitudinal control command</text:p>
      <text:p text:style-name="Standard"><text:s text:c="8"/>long_control = joystick.get_speed_command(speed, acceleration) #Pass acceleration now instead of speed</text:p>
      <text:p text:style-name="Standard"/>
      <text:p text:style-name="Standard"><text:s text:c="8"/>if rk.frame % 20 == 0:</text:p>
      <text:p text:style-name="Standard"><text:s text:c="12"/>print('\n' + ', '.join(f'{name}: {round(v, 3)}' for name, v in joystick.axes_values.items()))</text:p>
      <text:p text:style-name="Standard"><text:s text:c="12"/>print(f"Speed: {speed:.2f} m/s, Accel Cmd: {acceleration:.2f}, Long Control: {long_control:.2f}")</text:p>
      <text:p text:style-name="Standard"/>
      <text:p text:style-name="Standard"><text:s text:c="8"/>joystick_msg = messaging.new_message('testJoystick')</text:p>
      <text:p text:style-name="Standard"><text:s text:c="8"/>joystick_msg.valid = True</text:p>
      <text:p text:style-name="Standard"><text:s text:c="8"/>#**Changed to send speed command**</text:p>
      <text:p text:style-name="Standard"><text:s text:c="8"/>joystick_msg.testJoystick.axes = [float(joystick.axes_values[joystick.axes_order[1]]), float(long_control)] #steer, longitudinal</text:p>
      <text:p text:style-name="Standard"><text:s text:c="8"/>pm.send('testJoystick', joystick_msg)</text:p>
      <text:p text:style-name="Standard"/>
      <text:p text:style-name="Standard"><text:s text:c="8"/>rk.keep_time()</text:p>
      <text:p text:style-name="Standard"/>
      <text:p text:style-name="Standard">def joystick_control_thread(joystick):</text:p>
      <text:p text:style-name="Standard"><text:s text:c="4"/>Params().put_bool('JoystickDebugMode', True)</text:p>
      <text:p text:style-name="Standard"><text:s text:c="4"/>threading.Thread(target=send_thread, args=(joystick,), daemon=True).start()</text:p>
      <text:p text:style-name="Standard"><text:s text:c="4"/>while True:</text:p>
      <text:p text:style-name="Standard"><text:s text:c="8"/>joystick.update()</text:p>
      <text:p text:style-name="Standard"/>
      <text:p text:style-name="Standard">def main():</text:p>
      <text:p text:style-name="Standard"><text:s text:c="4"/>parser = argparse.ArgumentParser(description='Publishes events from your joystick to control your car.\n' +</text:p>
      <text:p text:style-name="Standard"><text:s text:c="37"/>'openpilot must be offroad before starting joystick_control. This tool supports ' +</text:p>
      <text:p text:style-name="Standard"><text:s text:c="37"/>'a PlayStation 5 DualSense controller on the comma 3X.',</text:p>
      <text:p text:style-name="Standard"><text:s text:c="37"/>formatter_class=argparse.ArgumentDefaultsHelpFormatter)</text:p>
      <text:p text:style-name="Standard"><text:s text:c="4"/>parser.add_argument('--keyboard', action='store_true', help='Use your keyboard instead of a joystick')</text:p>
      <text:p text:style-name="Standard"><text:s text:c="4"/>args = parser.parse_args()</text:p>
      <text:p text:style-name="Standard"/>
      <text:p text:style-name="Standard"><text:s text:c="4"/>if not Params().get_bool("IsOffroad") and "ZMQ" not in os.environ:</text:p>
      <text:p text:style-name="Standard"><text:s text:c="8"/>print("The car must be off before running joystick_control.")</text:p>
      <text:p text:style-name="Standard"><text:s text:c="8"/>exit()</text:p>
      <text:p text:style-name="Standard"/>
      <text:p text:style-name="Standard"><text:s text:c="4"/>print()</text:p>
      <text:p text:style-name="Standard"><text:s text:c="4"/>if args.keyboard:</text:p>
      <text:p text:style-name="Standard"><text:s text:c="8"/>print('Gas/brake control: `W` and `S` keys')</text:p>
      <text:p text:style-name="Standard"><text:s text:c="8"/>print('Steering control: `A` and `D` keys')</text:p>
      <text:p text:style-name="Standard"><text:s text:c="8"/>print('Buttons')</text:p>
      <text:p text:style-name="Standard"><text:soft-page-break/><text:s text:c="8"/>print('- `R`: Resets axes')</text:p>
      <text:p text:style-name="Standard"><text:s text:c="8"/>print('- `C`: Cancel cruise control')</text:p>
      <text:p text:style-name="Standard"><text:s text:c="4"/>else:</text:p>
      <text:p text:style-name="Standard"><text:s text:c="8"/>print('Using joystick, make sure to run cereal/messaging/bridge on your device if running over the network!')</text:p>
      <text:p text:style-name="Standard"><text:s text:c="8"/>print('If not running on a comma device, the mapping may need to be adjusted.')</text:p>
      <text:p text:style-name="Standard"/>
      <text:p text:style-name="Standard"><text:s text:c="4"/>joystick = Keyboard() if args.keyboard else Joystick()</text:p>
      <text:p text:style-name="Standard"><text:s text:c="4"/>joystick_control_thread(joystick)</text:p>
      <text:p text:style-name="Standard"/>
      <text:p text:style-name="Standard">if __name__ == '__main__':</text:p>
      <text:p text:style-name="Standard"><text:s text:c="4"/>main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6:47:57.255790713</meta:creation-date>
    <dc:date>2025-03-19T16:48:25.059163416</dc:date>
    <meta:editing-duration>PT28S</meta:editing-duration>
    <meta:editing-cycles>1</meta:editing-cycles>
    <meta:document-statistic meta:table-count="0" meta:image-count="0" meta:object-count="0" meta:page-count="5" meta:paragraph-count="160" meta:word-count="802" meta:character-count="7466" meta:non-whitespace-character-count="5599"/>
    <meta:generator>LibreOffice/7.3.7.2$Linux_X86_64 LibreOffice_project/30$Build-2</meta:generator>
  </office:meta>
</office:document-meta>
</file>